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cm" fo:margin-right="0cm" fo:line-height="150%" fo:text-indent="1.199cm" style:auto-text-indent="false"/>
      <style:text-properties officeooo:rsid="0016343d" officeooo:paragraph-rsid="0016343d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line-height="150%" fo:text-indent="1.199cm" style:auto-text-indent="false"/>
      <style:text-properties officeooo:rsid="00186839" officeooo:paragraph-rsid="00186839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line-height="150%" fo:text-indent="1.199cm" style:auto-text-indent="false"/>
      <style:text-properties officeooo:rsid="0016343d" officeooo:paragraph-rsid="0016343d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line-height="150%" fo:text-indent="1.199cm" style:auto-text-indent="false"/>
      <style:text-properties officeooo:rsid="001b9b0f" officeooo:paragraph-rsid="001b9b0f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line-height="150%" fo:text-indent="0cm" style:auto-text-indent="false"/>
      <style:text-properties officeooo:rsid="001b9b0f" officeooo:paragraph-rsid="001b9b0f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line-height="150%" fo:text-indent="0cm" style:auto-text-indent="false"/>
      <style:text-properties officeooo:rsid="001b9b0f" officeooo:paragraph-rsid="001c9103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line-height="150%" fo:text-indent="1.199cm" style:auto-text-indent="false"/>
      <style:text-properties officeooo:rsid="001b9b0f" officeooo:paragraph-rsid="0022cf8c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line-height="150%" fo:text-indent="1.199cm" style:auto-text-indent="false"/>
      <style:text-properties fo:language="en" fo:country="US" officeooo:rsid="001eff40" officeooo:paragraph-rsid="001eff40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line-height="150%" fo:text-indent="1.199cm" style:auto-text-indent="false"/>
      <style:text-properties fo:language="en" fo:country="US" officeooo:rsid="0022cf8c" officeooo:paragraph-rsid="0022cf8c"/>
    </style:style>
    <style:style style:name="P10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.42cm" fo:margin-bottom="0.42cm" style:contextual-spacing="false" fo:line-height="150%" fo:text-align="center" style:justify-single-word="false" fo:text-indent="0cm" style:auto-text-indent="false" style:page-number="auto" fo:break-before="page" fo:background-color="transparent"/>
      <style:text-properties fo:font-size="14pt" fo:font-weight="bold" officeooo:rsid="0016343d" officeooo:paragraph-rsid="001b9b0f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-gradient-name="gradient" draw:fill-hatch-name="hatch"/>
      <style:paragraph-properties fo:margin-top="0.42cm" fo:margin-bottom="0.42cm" style:contextual-spacing="false" fo:line-height="150%" fo:text-align="center" style:justify-single-word="false"/>
      <style:text-properties fo:font-size="14pt" fo:font-weight="bold" officeooo:rsid="0016343d" officeooo:paragraph-rsid="0016343d" style:font-size-asian="14pt" style:font-weight-asian="bold" style:font-size-complex="14pt" style:font-weight-complex="bold"/>
    </style:style>
    <style:style style:name="T1" style:family="text">
      <style:text-properties officeooo:rsid="00186839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c9103"/>
    </style:style>
    <style:style style:name="T5" style:family="text">
      <style:text-properties fo:language="ru" fo:country="RU" officeooo:rsid="0021dbb8"/>
    </style:style>
    <style:style style:name="T6" style:family="text">
      <style:text-properties fo:language="ru" fo:country="RU" officeooo:rsid="0022cf8c"/>
    </style:style>
    <style:style style:name="T7" style:family="text">
      <style:text-properties fo:language="ru" fo:country="RU" officeooo:rsid="0023ecc2"/>
    </style:style>
    <style:style style:name="T8" style:family="text">
      <style:text-properties officeooo:rsid="0022cf8c"/>
    </style:style>
    <style:style style:name="T9" style:family="text">
      <style:text-properties officeooo:rsid="0023ec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Предметная область</text:p>
      <text:p text:style-name="P1"><text:span text:style-name="T1">Сайт кинотеатра представляет из себя </text:span>интернет-ресурс, который предоставляет своим посетителям информацию о расписании сеансов, ценах на билеты, а <text:span text:style-name="T1">так же</text:span> <text:span text:style-name="T1">премьеры будущих </text:span>фильмов.</text:p>
      <text:p text:style-name="P1">На главной странице сайта посетитель может ознакомиться со списком фильмов, <text:span text:style-name="T1">ожидающих премьеру</text:span>.</text:p>
      <text:p text:style-name="P2">На странице сеансов доступны сеансы фильмов, показывающих в прокате на этой неделе. Информация доступная пользователю: время сеанса, название фильма, возрастной рейтинг, зал и цена.</text:p>
      <text:p text:style-name="P2">На странице «Купить» предоставляется возможность приобрести билет на выбранный фильм, сеанс и на нужное место.</text:p>
      <text:p text:style-name="P1">С помощью базы данных учитывается актуальное расписание сеансов и выполняется запись приобретенных билетов, что позволяет автоматизировать работу кинотеатра и сократить время обслуживания посетителей.</text:p>
      <text:p text:style-name="P10">Описание инструментов разработки</text:p>
      <text:p text:style-name="P4">Для разработки сайта были выбраны <text:span text:style-name="T2">MySQL </text:span><text:span text:style-name="T3">и </text:span><text:span text:style-name="T2">PHP </text:span><text:span text:style-name="T4">из-за доступности, гибкости и простоты использования. Существует множество ресурсов, помогающих в использовании этих инструментов.</text:span></text:p>
      <text:p text:style-name="P8">MySQL <text:span text:style-name="T5">обладает высокой производительностью и надёжностью, </text:span><text:span text:style-name="T6">поддерживает множество функций, что позволяет создавать сложные структуры баз данных. </text:span><text:span text:style-name="T8">MySQL </text:span><text:span text:style-name="T6">также работает на большинстве операционных систем и поддерживает множество языков программирования.</text:span></text:p>
      <text:p text:style-name="P9">PHP – <text:span text:style-name="T7">один из самых распространённых языков программирования для веб разработки, легко интегрируется с </text:span><text:span text:style-name="T9">MySQL </text:span><text:span text:style-name="T7">и позволяет создавать динамические страницы, обрабатывать запросы пользователей и взаимодействовать с другими сервисами и </text:span><text:span text:style-name="T9">API.</text:span></text:p>
      <text:p text:style-name="P7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3T14:15:57.633000000</dc:date>
    <meta:editing-duration>PT3H49M10S</meta:editing-duration>
    <meta:editing-cycles>7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10" meta:word-count="181" meta:character-count="1474" meta:non-whitespace-character-count="1302"/>
  </office:meta>
</office:document-meta>
</file>